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5.585cm" style:use-optimal-column-width="false"/>
    </style:style>
    <style:style style:name="co2" style:family="table-column">
      <style:table-column-properties style:column-width="5.6cm" style:use-optimal-column-width="false"/>
    </style:style>
    <style:style style:name="ro1" style:family="table-row">
      <style:table-row-properties style:row-height="1.968cm" style:use-optimal-row-height="false"/>
    </style:style>
    <style:style style:name="ro2" style:family="table-row">
      <style:table-row-properties style:row-height="1.974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7.939cm" svg:height="15.749cm" svg:x="0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Alligator</text:p>
              </table:table-cell>
              <table:table-cell>
                <text:p text:style-name="P1">Application</text:p>
              </table:table-cell>
              <table:table-cell table:number-rows-spanned="3">
                <text:p text:style-name="P1">L7</text:p>
              </table:table-cell>
              <table:table-cell table:number-rows-spanned="3">
                <text:p text:style-name="P1">HTTP</text:p>
              </table:table-cell>
              <table:table-cell table:number-rows-spanned="3">
                <text:p text:style-name="P1">HTTPS, FTP, SFTP, Telnet, SSH, DNS</text:p>
              </table:table-cell>
            </table:table-row>
            <table:table-row table:style-name="ro1" table:default-cell-style-name="ce1">
              <table:table-cell>
                <text:p text:style-name="P1">Pet</text:p>
              </table:table-cell>
              <table:table-cell>
                <text:p text:style-name="P1"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Steve’s</text:p>
              </table:table-cell>
              <table:table-cell>
                <text:p text:style-name="P1"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Touch</text:p>
              </table:table-cell>
              <table:table-cell>
                <text:p text:style-name="P1">Transport</text:p>
              </table:table-cell>
              <table:table-cell>
                <text:p text:style-name="P1">L4</text:p>
              </table:table-cell>
              <table:table-cell>
                <text:p text:style-name="P1">TCP</text:p>
              </table:table-cell>
              <table:table-cell>
                <text:p text:style-name="P1">UDP, SCTP</text:p>
              </table:table-cell>
            </table:table-row>
            <table:table-row table:style-name="ro1" table:default-cell-style-name="ce1">
              <table:table-cell>
                <text:p text:style-name="P1">Not</text:p>
              </table:table-cell>
              <table:table-cell>
                <text:p text:style-name="P1">Network</text:p>
              </table:table-cell>
              <table:table-cell>
                <text:p text:style-name="P1">L3</text:p>
              </table:table-cell>
              <table:table-cell>
                <text:p text:style-name="P1">IP(v4)</text:p>
              </table:table-cell>
              <table:table-cell>
                <text:p text:style-name="P1">IPv6, ARP</text:p>
              </table:table-cell>
            </table:table-row>
            <table:table-row table:style-name="ro1" table:default-cell-style-name="ce1">
              <table:table-cell>
                <text:p text:style-name="P1">Do</text:p>
              </table:table-cell>
              <table:table-cell>
                <text:p text:style-name="P1">Data Link</text:p>
              </table:table-cell>
              <table:table-cell>
                <text:p text:style-name="P1">L2</text:p>
              </table:table-cell>
              <table:table-cell>
                <text:p text:style-name="P1">Ethernet</text:p>
              </table:table-cell>
              <table:table-cell>
                <text:p text:style-name="P1">Frame Relay</text:p>
              </table:table-cell>
            </table:table-row>
            <table:table-row table:style-name="ro2" table:default-cell-style-name="ce1">
              <table:table-cell>
                <text:p text:style-name="P1">Please</text:p>
              </table:table-cell>
              <table:table-cell>
                <text:p text:style-name="P1"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1:08:51.632116634</meta:creation-date>
    <dc:date>2024-03-12T11:27:36.293133941</dc:date>
    <meta:editing-duration>PT18M37S</meta:editing-duration>
    <meta:editing-cycles>19</meta:editing-cycles>
    <meta:generator>LibreOffice/24.2.0.3$Linux_X86_64 LibreOffice_project/420$Build-3</meta:generator>
    <meta:document-statistic meta:object-count="24"/>
  </office:meta>
</office:document-meta>
</file>